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>
        <style:tab-stops>
          <style:tab-stop style:position="1.5in" style:type="right"/>
          <style:tab-stop style:position="1.998in"/>
          <style:tab-stop style:position="2.461in"/>
        </style:tab-stops>
      </style:paragraph-properties>
      <style:text-properties fo:language="en" fo:country="US" officeooo:paragraph-rsid="0009eaf0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margin-left="2in" fo:margin-right="0in" fo:line-height="0.2917in" fo:text-indent="0in" style:auto-text-indent="false"/>
    </style:style>
    <style:style style:name="P5" style:family="paragraph" style:parent-style-name="Standard">
      <style:paragraph-properties fo:margin-top="0in" fo:margin-bottom="0.111in" style:contextual-spacing="false" fo:line-height="108%">
        <style:tab-stops/>
      </style:paragraph-properties>
      <style:text-properties fo:language="de" fo:country="DE"/>
    </style:style>
    <style:style style:name="P6" style:family="paragraph" style:parent-style-name="Standard">
      <style:paragraph-properties fo:break-before="page"/>
    </style:style>
    <style:style style:name="P7" style:family="paragraph" style:parent-style-name="Name" style:master-page-name="First_20_Page">
      <style:paragraph-properties style:page-number="auto">
        <style:tab-stops>
          <style:tab-stop style:position="1.5in" style:type="right"/>
          <style:tab-stop style:position="1.9409in"/>
        </style:tab-stops>
      </style:paragraph-properties>
      <style:text-properties officeooo:paragraph-rsid="0009eaf0"/>
    </style:style>
    <style:style style:name="P8" style:family="paragraph" style:parent-style-name="Heading_20_1">
      <style:text-properties fo:language="de" fo:country="DE"/>
    </style:style>
    <style:style style:name="P9" style:family="paragraph" style:parent-style-name="List_20_Paragraph" style:list-style-name="WWNum1">
      <style:paragraph-properties fo:margin-left="2.25in" fo:margin-right="0in" fo:text-indent="0in" style:auto-text-indent="false"/>
    </style:style>
    <style:style style:name="P10" style:family="paragraph" style:parent-style-name="List_20_Paragraph" style:list-style-name="WWNum1">
      <style:paragraph-properties fo:margin-left="2.25in" fo:margin-right="0in" fo:text-indent="0in" style:auto-text-indent="false"/>
      <style:text-properties officeooo:paragraph-rsid="000eaea5"/>
    </style:style>
    <style:style style:name="P11" style:family="paragraph" style:parent-style-name="List_20_Paragraph" style:list-style-name="WWNum1">
      <style:paragraph-properties fo:margin-left="2.25in" fo:margin-right="0in" fo:text-indent="0in" style:auto-text-indent="false"/>
      <style:text-properties fo:language="de" fo:country="DE"/>
    </style:style>
    <style:style style:name="P12" style:family="paragraph" style:parent-style-name="List_20_Paragraph">
      <style:paragraph-properties fo:margin-left="2.25in" fo:margin-right="0in" fo:text-indent="0in" style:auto-text-indent="false"/>
      <style:text-properties officeooo:paragraph-rsid="000eaea5"/>
    </style:style>
    <style:style style:name="P13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1497bf"/>
    </style:style>
    <style:style style:name="P14" style:family="paragraph" style:parent-style-name="Standard">
      <style:text-properties officeooo:paragraph-rsid="000eaea5"/>
    </style:style>
    <style:style style:name="T1" style:family="text">
      <style:text-properties fo:color="#c00000" loext:opacity="100%" fo:language="de" fo:country="DE"/>
    </style:style>
    <style:style style:name="T2" style:family="text">
      <style:text-properties fo:color="#c00000" loext:opacity="100%" style:font-name="Century Gothic" fo:font-size="36pt" fo:language="en" fo:country="US" fo:font-weight="bold" officeooo:rsid="0007c2c2" style:letter-kerning="tru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T3" style:family="text">
      <style:text-properties fo:language="de" fo:country="D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9eaf0"/>
    </style:style>
    <style:style style:name="T6" style:family="text">
      <style:text-properties style:font-name="Trebuchet MS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1049e"/>
    </style:style>
    <style:style style:name="T9" style:family="text">
      <style:text-properties officeooo:rsid="0007c2c2"/>
    </style:style>
    <style:style style:name="T10" style:family="text">
      <style:text-properties fo:color="#00000a" loext:opacity="100%" style:font-name="Century Gothic" fo:font-size="10pt" officeooo:rsid="0007c2c2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11" style:family="text">
      <style:text-properties style:font-name="Century Gothic1" fo:font-size="11pt" fo:language="en" fo:country="US" fo:font-weight="normal" officeooo:rsid="002fdfa9" style:font-name-asian="Calibri2" style:font-size-asian="11pt" style:font-weight-asian="normal" style:font-name-complex="Times New Roman" style:font-size-complex="11pt" style:font-weight-complex="normal"/>
    </style:style>
    <style:style style:name="T12" style:family="text">
      <style:text-properties style:font-name="Century Gothic1" fo:font-size="11pt" fo:language="en" fo:country="US" officeooo:rsid="0022fcf8" style:font-name-asian="Calibri2" style:font-size-asian="11pt" style:font-name-complex="Times New Roman" style:font-size-complex="11pt"/>
    </style:style>
    <style:style style:name="T13" style:family="text">
      <style:text-properties style:font-name="Century Gothic1" fo:font-size="11pt" fo:language="en" fo:country="US" officeooo:rsid="00172709" style:font-name-asian="Calibri2" style:font-size-asian="11pt" style:font-name-complex="Times New Roman" style:font-size-complex="11pt"/>
    </style:style>
    <style:style style:name="T14" style:family="text">
      <style:text-properties style:font-name="Century Gothic1" fo:font-size="11pt" fo:language="en" fo:country="US" officeooo:rsid="003021ff" style:font-name-asian="Calibri2" style:font-size-asian="11pt" style:font-name-complex="Times New Roman" style:font-size-complex="11pt"/>
    </style:style>
    <style:style style:name="T15" style:family="text">
      <style:text-properties officeooo:rsid="0011049e"/>
    </style:style>
    <style:style style:name="T16" style:family="text">
      <style:text-properties officeooo:rsid="0012dda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tab/><text:tab/></text:span><text:span text:style-name="T2">[NAME]</text:span></text:p>
      <text:p text:style-name="P2"><text:tab/><text:tab/><text:span text:style-name="T9">[PHONE]</text:span> – <text:span text:style-name="T10">[EMAIL] - [WEBSITE]</text:span></text:p>
      <text:p text:style-name="P1"/>
      <text:p text:style-name="P4"><text:span text:style-name="Highlighted_20_with_20_gray_20_Char"><text:span text:style-name="T5">[SHORT_DESCRIPTION] </text:span></text:span></text:p>
      <text:p text:style-name="Standard"/>
      <text:list xml:id="list2563181660" text:style-name="Outline">
        <text:list-item>
          <text:h text:style-name="Heading_20_1" text:outline-level="1"><text:tab/><text:tab/>ANSTELLUNGEN</text:h>
        </text:list-item>
      </text:list>
      <text:p text:style-name="Text_20_body"/>
      <text:section text:style-name="Sect1" text:name="experience-section">
        <text:p text:style-name="P14"><text:tab/><text:span text:style-name="T11">[CV_UNIT_START_DATE_YEAR]</text:span><text:span text:style-name="T12"> -</text:span><text:span text:style-name="T13"> </text:span><text:span text:style-name="T14">[CV_UNIT_END_DATE_YEAR]</text:span><text:tab/><text:span text:style-name="Red_20_Caps_20_Expanded"><text:span text:style-name="T8">[CV_UNIT_NAME] - </text:span></text:span><text:span text:style-name="T15">[CV_UNIT_COMPANY]</text:span></text:p>
        <text:list xml:id="list3991734308" text:style-name="WWNum1">
          <text:list-item>
            <text:p text:style-name="P10"><text:span text:style-name="T16">[CV_UNIT_CONTENT] </text:span></text:p>
          </text:list-item>
        </text:list>
        <text:section text:style-name="Sect1" text:name="experience-list-section">
          <text:list xml:id="list121232769272534" text:continue-numbering="true" text:style-name="WWNum1">
            <text:list-item>
              <text:p text:style-name="P13">[CV_UNIT_LIST_ITEM]<text:span text:style-name="T16"> </text:span></text:p>
            </text:list-item>
          </text:list>
        </text:section>
        <text:p text:style-name="P12"/>
        <text:p text:style-name="P12"/>
      </text:section>
      <text:p text:style-name="Text_20_body"/>
      <text:p text:style-name="Standard"/>
      <text:p text:style-name="P14"><text:tab/>2011 <text:span text:style-name="T6">– Heute</text:span><text:tab/><text:span text:style-name="Red_20_Caps_20_Expanded"><text:span text:style-name="T7">MARKETING DIREkTOR</text:span></text:span>- Global Holdings International GMBH</text:p>
      <text:list xml:id="list121232610926276" text:continue-numbering="true" text:style-name="WWNum1">
        <text:list-item>
          <text:p text:style-name="P9">Fusceiaculis, est quislacinia pretium, pedemetusmolestielacus, atgravidawisi ante an libero. </text:p>
        </text:list-item>
        <text:list-item>
          <text:p text:style-name="P9">Quisqueornareplaceratrisus. Ut molestie magna an mi.</text:p>
        </text:list-item>
      </text:list>
      <text:p text:style-name="Standard"/>
      <text:p text:style-name="Standard"><text:tab/><text:span text:style-name="T3">2008 - 2011<text:tab/></text:span><text:span text:style-name="Red_20_Caps_20_Expanded"><text:span text:style-name="T3">MARKETINGMANAGER</text:span></text:span><text:span text:style-name="T3"> - Lakewood Wholesale</text:span></text:p>
      <text:list xml:id="list121231460380327" text:continue-numbering="true" text:style-name="WWNum1">
        <text:list-item>
          <text:p text:style-name="P11">Suspendisse duipurus, scelerisqueat</text:p>
        </text:list-item>
        <text:list-item>
          <text:p text:style-name="P11">Avulputate vitae, pretium mattis, nunc. Mauriseqetnequeatsemvenenatis.</text:p>
        </text:list-item>
      </text:list>
      <text:p text:style-name="P3"/>
      <text:p text:style-name="Standard"><text:span text:style-name="T3"><text:tab/>2005 - 2008<text:tab/></text:span><text:span text:style-name="Red_20_Caps_20_Expanded"><text:span text:style-name="T3">MARKETINGASSISTENT</text:span></text:span><text:span text:style-name="T3"> – Green Energy United</text:span></text:p>
      <text:list xml:id="list121233011075860" text:continue-numbering="true" text:style-name="WWNum1">
        <text:list-item>
          <text:p text:style-name="P9"><text:span text:style-name="T4">Sedsuscipit ante in arcuegestasconvallis. </text:span><text:span text:style-name="T3">Etiamfermentumtellussitamet. </text:span></text:p>
        </text:list-item>
        <text:list-item>
          <text:p text:style-name="P9"><text:span text:style-name="T4">Magna nisltempusdolor, egetfringillalectusurnavelipsum. </text:span>Tristique ultrices. Nulla id auctorarcu. </text:p>
        </text:list-item>
      </text:list>
      <text:p text:style-name="Standard"/>
      <text:p text:style-name="Standard"><text:tab/><text:span text:style-name="T3">2003 – 2005<text:tab/></text:span><text:span text:style-name="Red_20_Caps_20_Expanded"><text:span text:style-name="T3">WRITER</text:span></text:span><text:span text:style-name="T3"> – Constant Content</text:span></text:p>
      <text:list xml:id="list121231821053694" text:continue-numbering="true" text:style-name="WWNum1">
        <text:list-item>
          <text:p text:style-name="P11">Suspendisse duipurus, scelerisqueat</text:p>
        </text:list-item>
        <text:list-item>
          <text:p text:style-name="P11">Avulputate vitae, pretium mattis, nunc. Mauriseqetnequeatsemvenenatis.</text:p>
        </text:list-item>
      </text:list>
      <text:p text:style-name="P3"/>
      <text:list xml:id="list121231428675367" text:continue-list="list2563181660" text:style-name="Outline">
        <text:list-item>
          <text:h text:style-name="P8" text:outline-level="1"><text:tab/><text:tab/>AUSBILDUNG</text:h>
        </text:list-item>
      </text:list>
      <text:p text:style-name="P3"/>
      <text:p text:style-name="Standard"><text:span text:style-name="T4"><text:tab/>2001 – 2003<text:tab/></text:span><text:span text:style-name="Red_20_Caps_20_Expanded">BACHELOR VONETWAS</text:span><text:span text:style-name="T4"> - Green Elephant Arts University</text:span></text:p>
      <text:list xml:id="list121233016895064" text:continue-list="list121231821053694" text:style-name="WWNum1">
        <text:list-item>
          <text:p text:style-name="P11">Suspendisseduipurus, scelerisqueat</text:p>
        </text:list-item>
        <text:list-item>
          <text:p text:style-name="P11">Avulputate vitae, pretium mattis, nunc. Maurisqetnequeatsemvenenatis.</text:p>
        </text:list-item>
      </text:list>
      <text:p text:style-name="P3"/>
      <text:list xml:id="list121233150327322" text:continue-list="list121231428675367" text:style-name="Outline">
        <text:list-item>
          <text:h text:style-name="P8" text:outline-level="1"><text:tab/><text:tab/>AUSZEICHNUNGEN</text:h>
        </text:list-item>
      </text:list>
      <text:p text:style-name="P3"/>
      <text:p text:style-name="Standard"><text:span text:style-name="T4"><text:tab/>2014<text:tab/></text:span><text:span text:style-name="Red_20_Caps_20_Expanded">Lorem ipsum</text:span><text:span text:style-name="T4">dolorsitamet, consecteturadipiscingelit</text:span></text:p>
      <text:p text:style-name="Standard"><text:span text:style-name="T4"><text:tab/></text:span>2013<text:tab/><text:span text:style-name="Red_20_Caps_20_Expanded"><text:span text:style-name="T7">Mauris</text:span></text:span>facilisiseleifend nunc ut consequat</text:p>
      <text:p text:style-name="Standard"><text:tab/>2012<text:tab/><text:span text:style-name="Red_20_Caps_20_Expanded"><text:span text:style-name="T7">Quisque</text:span></text:span>sitametinterdum nunc</text:p>
      <text:p text:style-name="Standard"><text:soft-page-break/><text:tab/>2010<text:tab/><text:span text:style-name="Red_20_Caps_20_Expanded"><text:span text:style-name="T7">Pellentesque lobortis</text:span></text:span> nec nibheget mollis</text:p>
      <text:p text:style-name="Standard"><text:tab/>2010<text:tab/><text:span text:style-name="Red_20_Caps_20_Expanded"><text:span text:style-name="T7">Vestibulum</text:span></text:span> vitae pulvinartortor. <text:span text:style-name="T4">Nam ornarecondimentum lacus</text:span></text:p>
      <text:p text:style-name="P5"/>
      <text:p text:style-name="P5">220-Kraftige-Rote-Schattierungen / 10.10.2 Bewerbung – 2.10 Neue 2019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style:contextual-spacing="false" fo:line-height="0.222in" fo:text-align="start" style:justify-single-word="false" fo:orphans="2" fo:widows="2" style:writing-mode="lr-tb">
        <style:tab-stops>
          <style:tab-stop style:position="1.5in" style:type="right"/>
          <style:tab-stop style:position="2in"/>
        </style:tab-stops>
      </style:paragraph-properties>
      <style:text-properties fo:color="#00000a" loext:opacity="100%" style:font-name="Century Gothic" fo:font-family="'Century Gothic'" style:font-family-generic="roman" style:font-pitch="variable" fo:font-size="10pt" fo:language="fr" fo:country="FR" style:letter-kerning="true" style:font-name-asian="Calibri1" style:font-family-asian="Calibri" style:font-family-generic-asian="system" style:font-pitch-asian="variable" style:font-size-asian="10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0417in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193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1.5in" style:type="right"/>
          <style:tab-stop style:position="2in"/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2.25in" fo:margin-right="0in" fo:margin-top="0in" fo:margin-bottom="0in" style:contextual-spacing="false" fo:line-height="0.2in" fo:text-indent="0in" style:auto-text-indent="false">
        <style:tab-stops>
          <style:tab-stop style:position="1in" style:type="right"/>
          <style:tab-stop style:position="1.5in"/>
          <style:tab-stop style:position="2in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loext:opacity="100%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Default_20_Paragraph_20_Font" style:display-name="Default Paragraph Font" style:family="text"/>
    <style:style style:name="Internetverknüpfung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13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loext:opacity="100%" fo:letter-spacing="0.0138in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 loext:opacity="100%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-complex="Calisto MT1" style:font-family-complex="'Calisto MT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0398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02in" fo:margin-left="0in" fo:margin-right="0in" fo:margin-bottom="0.420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6T16:31:00</meta:creation-date>
    <meta:initial-creator>lebenslaufgestalten.de</meta:initial-creator>
    <dc:language>de-CH</dc:language>
    <meta:print-date>2019-06-18T12:03:01.89</meta:print-date>
    <dc:date>2021-07-30T12:12:31.276741370</dc:date>
    <meta:editing-cycles>8</meta:editing-cycles>
    <meta:editing-duration>PT44M32S</meta:editing-duration>
    <meta:generator>LibreOffice/7.1.4.2$Linux_X86_64 LibreOffice_project/10$Build-2</meta:generator>
    <meta:document-statistic meta:table-count="0" meta:image-count="0" meta:object-count="0" meta:page-count="3" meta:paragraph-count="30" meta:word-count="151" meta:character-count="1454" meta:non-whitespace-character-count="1311"/>
    <meta:template xlink:type="simple" xlink:actuate="onRequest" xlink:title="Normal.dotm" xlink:href=""/>
  </office:meta>
</office:document-meta>
</file>